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B00000213D6190690B7F5D7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10fbee" officeooo:paragraph-rsid="0010fbee"/>
    </style:style>
    <style:style style:name="P3" style:family="paragraph" style:parent-style-name="Standard">
      <style:text-properties officeooo:rsid="0001f714" officeooo:paragraph-rsid="0001f714"/>
    </style:style>
    <style:style style:name="T1" style:family="text">
      <style:text-properties officeooo:rsid="0010fb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82 – EMITIR NF</text:span></text:p>
      <text:p text:style-name="P1"><draw:frame draw:style-name="fr1" draw:name="Figura1" text:anchor-type="paragraph" svg:width="17cm" svg:height="11.83cm" draw:z-index="0"><draw:image xlink:href="Pictures/10000000000002FB00000213D6190690B7F5D78F.png" xlink:type="simple" xlink:show="embed" xlink:actuate="onLoad"/></draw:frame></text:p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6:26:18.841000000</dc:date>
    <meta:editing-duration>PT4H3S</meta:editing-duration>
    <meta:editing-cycles>11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5" meta:character-count="27" meta:non-whitespace-character-count="21"/>
  </office:meta>
</office:document-meta>
</file>